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ourier New" svg:font-family="'Courier New'"/>
    <style:font-face style:name="Helvetica" svg:font-family="Helvetica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2" style:family="graphic" style:parent-style-name="standard">
      <style:graphic-properties draw:fill="solid" draw:fill-color="#81d41a" draw:textarea-horizontal-align="justify" draw:textarea-vertical-align="middle" draw:auto-grow-height="false" fo:min-height="0.45cm" fo:min-width="9.1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5" style:family="graphic" style:parent-style-name="standard">
      <style:graphic-properties draw:fill="solid" draw:fill-color="#81d41a" draw:textarea-horizontal-align="justify" draw:textarea-vertical-align="middle" draw:auto-grow-height="false" fo:min-height="0.475cm" fo:min-width="9.984cm"/>
      <style:paragraph-properties style:writing-mode="lr-tb"/>
    </style:style>
    <style:style style:name="gr6" style:family="graphic" style:parent-style-name="standard">
      <style:graphic-properties draw:fill="solid" draw:fill-color="#81d41a" draw:textarea-horizontal-align="justify" draw:textarea-vertical-align="middle" draw:auto-grow-height="false" fo:min-height="0.45cm" fo:min-width="9.1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2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0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749cm" fo:min-width="3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75cm" fo:min-width="3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42cm"/>
      <style:paragraph-properties style:writing-mode="lr-tb"/>
    </style:style>
    <style:style style:name="gr13" style:family="graphic" style:parent-style-name="standard">
      <style:graphic-properties draw:fill="solid" draw:fill-color="#81d41a" draw:textarea-horizontal-align="justify" draw:textarea-vertical-align="middle" draw:auto-grow-height="false" fo:min-height="0.46cm" fo:min-width="9.548cm"/>
      <style:paragraph-properties style:writing-mode="lr-tb"/>
    </style:style>
    <style:style style:name="gr14" style:family="graphic" style:parent-style-name="standard">
      <style:graphic-properties draw:fill="solid" draw:fill-color="#ff972f" draw:textarea-horizontal-align="justify" draw:textarea-vertical-align="middle" draw:auto-grow-height="false" fo:min-height="0.399cm" fo:min-width="2.12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  <style:paragraph-properties style:writing-mode="lr-tb"/>
    </style:style>
    <style:style style:name="gr17" style:family="graphic" style:parent-style-name="standard">
      <style:graphic-properties draw:stroke="none" svg:stroke-width="0.035cm" draw:stroke-linejoin="miter" draw:fill="solid" draw:fill-color="#9bbb59" draw:opacity="20%" draw:textarea-vertical-align="middle" draw:auto-grow-height="false" draw:fit-to-size="false" style:shrink-to-fit="false" fo:min-height="3.269cm" fo:min-width="19.271cm" fo:padding-top="0.099cm" fo:padding-bottom="0.099cm" fo:padding-left="0.099cm" fo:padding-right="0.099cm" fo:wrap-option="wrap" draw:shadow="visible" draw:shadow-offset-x="0cm" draw:shadow-offset-y="0.071cm" draw:shadow-color="#000000" draw:shadow-opacity="41%"/>
    </style:style>
    <style:style style:name="gr18" style:family="graphic" style:parent-style-name="standard">
      <style:graphic-properties draw:stroke="none" svg:stroke-width="0.035cm" draw:stroke-linejoin="miter" draw:fill="solid" draw:fill-color="#c3c3c3" draw:opacity="20%" draw:textarea-vertical-align="middle" draw:auto-grow-height="false" draw:fit-to-size="false" style:shrink-to-fit="false" fo:min-height="2.064cm" fo:min-width="19.277cm" fo:padding-top="0.099cm" fo:padding-bottom="0.099cm" fo:padding-left="0.099cm" fo:padding-right="0.099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solid" svg:stroke-width="0.071cm" svg:stroke-color="#000000" svg:stroke-opacity="88%" draw:stroke-linejoin="miter" draw:fill="solid" draw:fill-color="#4f81bd" draw:opacity="20%" draw:textarea-vertical-align="middle" draw:auto-grow-height="false" draw:fit-to-size="false" style:shrink-to-fit="false" fo:min-height="6.868cm" fo:min-width="19.234cm" fo:padding-top="0.099cm" fo:padding-bottom="0.099cm" fo:padding-left="0.099cm" fo:padding-right="0.099cm" fo:wrap-option="wrap" draw:shadow="visible" draw:shadow-offset-x="0cm" draw:shadow-offset-y="0.071cm" draw:shadow-color="#000000" draw:shadow-opacity="20%"/>
    </style:style>
    <style:style style:name="gr20" style:family="graphic" style:parent-style-name="standard">
      <style:graphic-properties draw:stroke="solid" svg:stroke-width="0.035cm" svg:stroke-color="#000000" draw:stroke-linejoin="round" svg:stroke-linecap="butt" draw:fill="none" draw:textarea-vertical-align="middle" draw:auto-grow-height="false" draw:fit-to-size="false" style:shrink-to-fit="false" fo:min-height="0.63cm" fo:min-width="3.547cm" fo:padding-top="0.141cm" fo:padding-bottom="0.141cm" fo:padding-left="0.141cm" fo:padding-right="0.141cm" fo:wrap-option="wrap"/>
    </style:style>
    <style:style style:name="gr21" style:family="graphic" style:parent-style-name="standard" style:list-style-name="L2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stroke-linejoin="round" svg:stroke-linecap="butt" draw:fill="none" draw:textarea-vertical-align="middle" draw:auto-grow-height="false" draw:fit-to-size="false" style:shrink-to-fit="false" fo:min-height="0.629cm" fo:min-width="3.547cm" fo:padding-top="0.141cm" fo:padding-bottom="0.141cm" fo:padding-left="0.141cm" fo:padding-right="0.141cm" fo:wrap-option="wrap"/>
    </style:style>
    <style:style style:name="gr24" style:family="graphic" style:parent-style-name="standard" style:list-style-name="L2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5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6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middle" draw:auto-grow-height="false" draw:fit-to-size="false" style:shrink-to-fit="false" fo:min-height="1.175cm" fo:min-width="0.399cm" fo:padding-top="0.141cm" fo:padding-bottom="0.141cm" fo:padding-left="0.141cm" fo:padding-right="0.141cm" fo:wrap-option="wrap"/>
      <style:paragraph-properties style:writing-mode="lr-tb"/>
    </style:style>
    <style:style style:name="gr37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middle" draw:auto-grow-height="false" draw:fit-to-size="false" style:shrink-to-fit="false" fo:min-height="1.494cm" fo:min-width="0.399cm" fo:padding-top="0.141cm" fo:padding-bottom="0.141cm" fo:padding-left="0.141cm" fo:padding-right="0.141cm" fo:wrap-option="wrap"/>
    </style:style>
    <style:style style:name="gr38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3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99cm" fo:padding-bottom="0.099cm" fo:padding-left="0.099cm" fo:padding-right="0.099cm" fo:wrap-option="no-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99cm" fo:padding-bottom="0.099cm" fo:padding-left="0.099cm" fo:padding-right="0.099cm" fo:wrap-option="no-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99cm" fo:padding-bottom="0.099cm" fo:padding-left="0.099cm" fo:padding-right="0.099cm" fo:wrap-option="no-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81d41a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ff972f"/>
      <style:paragraph-properties fo:text-align="center" style:writing-mode="lr-tb"/>
    </style:style>
    <style:style style:name="P5" style:family="paragraph">
      <loext:graphic-properties draw:fill="solid" draw:fill-color="#9bbb59" draw:opacity="20%"/>
      <style:paragraph-properties fo:text-align="center" style:font-independent-line-spacing="true"/>
      <style:text-properties fo:font-size="18pt"/>
    </style:style>
    <style:style style:name="P6" style:family="paragraph">
      <loext:graphic-properties draw:fill="solid" draw:fill-color="#c3c3c3" draw:opacity="20%"/>
      <style:paragraph-properties fo:text-align="center" style:font-independent-line-spacing="true"/>
      <style:text-properties fo:font-size="18pt"/>
    </style:style>
    <style:style style:name="P7" style:family="paragraph">
      <loext:graphic-properties draw:fill="solid" draw:fill-color="#4f81bd" draw:opacity="20%"/>
      <style:paragraph-properties fo:text-align="center" style:font-independent-line-spacing="true"/>
      <style:text-properties fo:font-size="18pt"/>
    </style:style>
    <style:style style:name="P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9" style:family="paragraph">
      <style:paragraph-properties fo:margin-left="1.065cm" fo:margin-right="0.113cm" fo:margin-top="0.14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style:font-name="Liberation Mono" fo:hyphenate="false"/>
    </style:style>
    <style:style style:name="P10" style:family="paragraph">
      <loext:graphic-properties draw:fill="none"/>
      <style:paragraph-properties fo:margin-left="1.065cm" fo:margin-right="0.113cm" fo:margin-top="0.141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Mono" fo:font-size="18pt" fo:hyphenate="false"/>
    </style:style>
    <style:style style:name="P11" style:family="paragraph">
      <style:paragraph-properties fo:margin-left="1.065cm" fo:margin-right="0.113cm" fo:margin-top="0.14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style:font-name="Liberation Sans" fo:hyphenate="false"/>
    </style:style>
    <style:style style:name="P12" style:family="paragraph">
      <loext:graphic-properties draw:fill="none"/>
      <style:paragraph-properties fo:margin-left="1.065cm" fo:margin-right="0.113cm" fo:margin-top="0.141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2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"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Mono" fo:font-size="19.7000007629395pt" fo:letter-spacing="normal" fo:font-style="normal" style:text-underline-style="none" fo:font-weight="normal" style:font-name-asian="Courier New" style:font-size-asian="19.7000007629395pt" style:font-style-asian="normal" style:font-weight-asian="normal" style:font-name-complex="Courier New" style:font-size-complex="19.700000762939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19.7000007629395pt" fo:letter-spacing="normal" fo:font-style="normal" style:text-underline-style="none" fo:font-weight="bold" style:font-name-asian="Courier New" style:font-size-asian="19.7000007629395pt" style:font-style-asian="normal" style:font-weight-asian="bold" style:font-name-complex="Courier New" style:font-size-complex="19.700000762939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12.6999998092651pt" fo:letter-spacing="normal" fo:font-style="normal" style:text-underline-style="none" fo:font-weight="bold" style:font-name-asian="Helvetica" style:font-size-asian="12.6999998092651pt" style:font-style-asian="normal" style:font-weight-asian="bold" style:font-name-complex="Helvetica" style:font-size-complex="12.699999809265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Wingdings-Regular" fo:color="#a8d6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2cm" svg:x="1cm" svg:y="4cm">
          <text:p text:style-name="P1">Process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16cm" svg:y="4cm">
          <text:p text:style-name="P1">Process 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cm" svg:height="1.4cm" svg:x="5cm" svg:y="4.3cm">
          <text:p text:style-name="P1">Pipe</text:p>
          <draw:enhanced-geometry svg:viewBox="0 0 21600 21600" draw:text-areas="0 ?f0 ?f5 ?f2" draw:type="right-arrow" draw:modifiers="19640.4690482683 5211.134903640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72cm" svg:height="0.962cm" svg:x="5.1cm" svg:y="3.638cm">
          <draw:text-box>
            <text:p>write_fd</text:p>
          </draw:text-box>
        </draw:frame>
        <draw:frame draw:style-name="gr4" draw:text-style-name="P3" draw:layer="layout" svg:width="2.648cm" svg:height="0.962cm" svg:x="12.352cm" svg:y="3.638cm">
          <draw:text-box>
            <text:p>read_fd</text:p>
          </draw:text-box>
        </draw:frame>
        <draw:custom-shape draw:style-name="gr1" draw:text-style-name="P1" draw:layer="layout" svg:width="4cm" svg:height="2cm" svg:x="1cm" svg:y="9.001cm">
          <text:p text:style-name="P1">Process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16cm" svg:y="9.001cm">
          <text:p text:style-name="P1">Process 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cm" svg:height="1.4cm" svg:x="5cm" svg:y="8.701cm">
          <text:p text:style-name="P1">Pipe 1</text:p>
          <draw:enhanced-geometry svg:viewBox="0 0 21600 21600" draw:text-areas="0 ?f0 ?f5 ?f2" draw:type="right-arrow" draw:modifiers="19640.4690482683 5211.134903640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72cm" svg:height="0.962cm" svg:x="5.037cm" svg:y="8.107cm">
          <draw:text-box>
            <text:p>write_fd</text:p>
          </draw:text-box>
        </draw:frame>
        <draw:frame draw:style-name="gr4" draw:text-style-name="P3" draw:layer="layout" svg:width="2.648cm" svg:height="0.962cm" svg:x="12.33cm" svg:y="8.085cm">
          <draw:text-box>
            <text:p>read_fd</text:p>
          </draw:text-box>
        </draw:frame>
        <draw:custom-shape draw:style-name="gr6" draw:text-style-name="P2" draw:layer="layout" svg:width="11cm" svg:height="1.4cm" svg:x="5cm" svg:y="9.9cm">
          <text:p text:style-name="P1">Pipe 2</text:p>
          <draw:enhanced-geometry svg:viewBox="0 0 21600 21600" draw:text-areas="?f7 ?f0 21600 ?f2" draw:type="left-arrow" draw:modifiers="1977.20207253886 5673.6616702355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72cm" svg:height="0.962cm" svg:x="13.244cm" svg:y="10.963cm">
          <draw:text-box>
            <text:p>write_fd</text:p>
          </draw:text-box>
        </draw:frame>
        <draw:frame draw:style-name="gr4" draw:text-style-name="P3" draw:layer="layout" svg:width="2.648cm" svg:height="0.962cm" svg:x="6.005cm" svg:y="10.953cm">
          <draw:text-box>
            <text:p>read_fd</text:p>
          </draw:text-box>
        </draw:frame>
        <draw:frame draw:style-name="gr7" draw:text-style-name="P3" draw:layer="layout" svg:width="14.756cm" svg:height="0.962cm" svg:x="3.113cm" svg:y="2.491cm">
          <draw:text-box>
            <text:p>Unidirectional (one-way) communication with pipes</text:p>
          </draw:text-box>
        </draw:frame>
        <draw:frame draw:style-name="gr8" draw:text-style-name="P3" draw:layer="layout" svg:width="14.303cm" svg:height="0.962cm" svg:x="3.332cm" svg:y="7.121cm">
          <draw:text-box>
            <text:p>Bidirectional (two-way) communication with pipes</text:p>
          </draw:text-box>
        </draw:frame>
        <draw:custom-shape draw:style-name="gr9" draw:text-style-name="P1" draw:layer="layout" svg:width="4cm" svg:height="2.999cm" svg:x="1cm" svg:y="18.001cm">
          <text:p text:style-name="P1">Process 1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cm" svg:height="3cm" svg:x="16cm" svg:y="18cm">
          <text:p text:style-name="P1">Process 2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686cm" svg:height="0.962cm" svg:x="5.037cm" svg:y="21.107cm">
          <draw:text-box>
            <text:p>sock_fd</text:p>
          </draw:text-box>
        </draw:frame>
        <draw:frame draw:style-name="gr11" draw:text-style-name="P3" draw:layer="layout" svg:width="2.686cm" svg:height="0.962cm" svg:x="13.23cm" svg:y="21.085cm">
          <draw:text-box>
            <text:p>sock_fd</text:p>
          </draw:text-box>
        </draw:frame>
        <draw:frame draw:style-name="gr12" draw:text-style-name="P3" draw:layer="layout" svg:width="14.942cm" svg:height="0.962cm" svg:x="3.4cm" svg:y="15.438cm">
          <draw:text-box>
            <text:p>Bidirectional (two-way) communication with sockets</text:p>
          </draw:text-box>
        </draw:frame>
        <draw:custom-shape draw:style-name="gr13" draw:text-style-name="P2" draw:layer="layout" svg:width="11cm" svg:height="1.5cm" svg:x="5cm" svg:y="19.5cm">
          <text:p text:style-name="P1">Socket</text:p>
          <draw:enhanced-geometry svg:viewBox="0 0 21600 21600" draw:text-areas="?f5 ?f1 ?f6 ?f3" draw:type="left-right-arrow" draw:modifiers="1977.20207253886 5689.0792291220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3cm" svg:height="1.297cm" svg:x="4.998cm" svg:y="17.957cm">
          <text:p/>
          <draw:enhanced-geometry svg:viewBox="0 0 21600 21600" draw:text-areas="?f7 ?f0 21600 ?f2" draw:type="left-arrow" draw:modifiers="7154.41519493502 5508.1664098613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3" draw:layer="layout" svg:width="5.044cm" svg:height="0.962cm" svg:x="8.037cm" svg:y="18.107cm">
          <draw:text-box>
            <text:p>Listener socket</text:p>
          </draw:text-box>
        </draw:frame>
        <draw:frame draw:style-name="gr16" draw:text-style-name="P3" draw:layer="layout" svg:width="2.86cm" svg:height="0.962cm" svg:x="5.037cm" svg:y="17.007cm">
          <draw:text-box>
            <text:p>listen_fd</text:p>
          </draw:text-box>
        </draw:frame>
      </draw:page>
      <draw:page draw:name="page2" draw:style-name="dp1" draw:master-page-name="Default">
        <draw:custom-shape draw:name="Rectangle" draw:style-name="gr17" draw:text-style-name="P5" draw:layer="layout" svg:width="19.468cm" svg:height="3.466cm" svg:x="1.032cm" svg:y="9.7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8" draw:text-style-name="P6" draw:layer="layout" svg:width="19.474cm" svg:height="2.261cm" svg:x="1.029cm" svg:y="13.23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9" draw:text-style-name="P7" draw:layer="layout" svg:width="19.431cm" svg:height="7.065cm" svg:x="1.05cm" svg:y="2.6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>
          <draw:custom-shape draw:name="Rectangle" draw:style-name="gr20" draw:text-style-name="P8" draw:layer="layout" svg:width="3.828cm" svg:height="0.911cm" svg:x="2.522cm" svg:y="10.08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ad()" draw:style-name="gr21" draw:text-style-name="P10" draw:layer="layout" svg:width="6.559cm" svg:height="1.118cm" svg:x="1.228cm" svg:y="9.982cm">
            <text:p text:style-name="P9"><text:span text:style-name="T1"><text:s text:c="4"/></text:span><text:span text:style-name="T1">read(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">
          <draw:custom-shape draw:name="Rectangle" draw:style-name="gr20" draw:text-style-name="P8" draw:layer="layout" svg:width="3.828cm" svg:height="0.911cm" svg:x="2.522cm" svg:y="11.54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write()" draw:style-name="gr22" draw:text-style-name="P10" draw:layer="layout" svg:width="6.974cm" svg:height="1.118cm" svg:x="1.025cm" svg:y="11.44cm">
            <text:p text:style-name="P9"><text:span text:style-name="T1"><text:s text:c="4"/></text:span><text:span text:style-name="T1">write(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">
          <draw:custom-shape draw:name="Rectangle" draw:style-name="gr23" draw:text-style-name="P8" draw:layer="layout" svg:width="3.828cm" svg:height="0.91cm" svg:x="2.522cm" svg:y="13.91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lose()" draw:style-name="gr24" draw:text-style-name="P10" draw:layer="layout" svg:width="6.974cm" svg:height="1.118cm" svg:x="1.025cm" svg:y="13.811cm">
            <text:p text:style-name="P9"><text:span text:style-name="T1"><text:s text:c="4"/></text:span><text:span text:style-name="T1">close(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">
          <draw:custom-shape draw:name="Rectangle" draw:style-name="gr20" draw:text-style-name="P8" draw:layer="layout" svg:width="3.828cm" svg:height="0.911cm" svg:x="15.105cm" svg:y="3.33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ocket()" draw:style-name="gr25" draw:text-style-name="P10" draw:layer="layout" svg:width="7.389cm" svg:height="1.118cm" svg:x="13.401cm" svg:y="3.234cm">
            <text:p text:style-name="P9"><text:span text:style-name="T1"><text:s text:c="4"/></text:span><text:span text:style-name="T1">socket(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">
          <draw:custom-shape draw:name="Rectangle" draw:style-name="gr20" draw:text-style-name="P8" draw:layer="layout" svg:width="3.828cm" svg:height="0.911cm" svg:x="15.105cm" svg:y="5.7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()" draw:style-name="gr26" draw:text-style-name="P10" draw:layer="layout" svg:width="8.219cm" svg:height="1.118cm" svg:x="12.99cm" svg:y="5.605cm">
            <text:p text:style-name="P9"><text:span text:style-name="T1"><text:s text:c="5"/></text:span><text:span text:style-name="T1">connect(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">
          <draw:custom-shape draw:name="Rectangle" draw:style-name="gr20" draw:text-style-name="P8" draw:layer="layout" svg:width="3.828cm" svg:height="0.911cm" svg:x="15.105cm" svg:y="10.08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write()" draw:style-name="gr27" draw:text-style-name="P10" draw:layer="layout" svg:width="6.974cm" svg:height="1.118cm" svg:x="13.607cm" svg:y="9.983cm">
            <text:p text:style-name="P9"><text:span text:style-name="T1"><text:s text:c="4"/></text:span><text:span text:style-name="T1">write(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">
          <draw:custom-shape draw:name="Rectangle" draw:style-name="gr20" draw:text-style-name="P8" draw:layer="layout" svg:width="3.828cm" svg:height="0.911cm" svg:x="15.105cm" svg:y="11.54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ad()" draw:style-name="gr28" draw:text-style-name="P10" draw:layer="layout" svg:width="6.559cm" svg:height="1.118cm" svg:x="13.811cm" svg:y="11.44cm">
            <text:p text:style-name="P9"><text:span text:style-name="T1"><text:s text:c="4"/></text:span><text:span text:style-name="T1">read(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">
          <draw:custom-shape draw:name="Rectangle" draw:style-name="gr23" draw:text-style-name="P8" draw:layer="layout" svg:width="3.828cm" svg:height="0.91cm" svg:x="15.105cm" svg:y="13.91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lose()" draw:style-name="gr29" draw:text-style-name="P10" draw:layer="layout" svg:width="6.974cm" svg:height="1.118cm" svg:x="13.607cm" svg:y="13.811cm">
            <text:p text:style-name="P9"><text:span text:style-name="T1"><text:s text:c="4"/></text:span><text:span text:style-name="T1">close(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">
          <draw:g draw:name="Group">
            <draw:custom-shape draw:name="Rectangle" draw:style-name="gr20" draw:text-style-name="P8" draw:layer="layout" svg:width="3.828cm" svg:height="0.911cm" svg:x="2.522cm" svg:y="2.7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ocket()" draw:style-name="gr30" draw:text-style-name="P10" draw:layer="layout" svg:width="7.389cm" svg:height="1.118cm" svg:x="0.819cm" svg:y="2.687cm">
              <text:p text:style-name="P9"><text:span text:style-name="T1"><text:s text:c="4"/></text:span><text:span text:style-name="T1">socket(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">
            <draw:custom-shape draw:name="Rectangle" draw:style-name="gr23" draw:text-style-name="P8" draw:layer="layout" svg:width="3.828cm" svg:height="0.91cm" svg:x="2.522cm" svg:y="4.12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bind()" draw:style-name="gr31" draw:text-style-name="P10" draw:layer="layout" svg:width="6.559cm" svg:height="1.118cm" svg:x="1.228cm" svg:y="4.024cm">
              <text:p text:style-name="P9"><text:span text:style-name="T1"><text:s text:c="4"/></text:span><text:span text:style-name="T1">bind(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">
            <draw:custom-shape draw:name="Rectangle" draw:style-name="gr20" draw:text-style-name="P8" draw:layer="layout" svg:width="3.828cm" svg:height="0.911cm" svg:x="2.522cm" svg:y="5.46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listen()" draw:style-name="gr32" draw:text-style-name="P10" draw:layer="layout" svg:width="7.389cm" svg:height="1.118cm" svg:x="0.819cm" svg:y="5.363cm">
              <text:p text:style-name="P9"><text:span text:style-name="T1"><text:s text:c="4"/></text:span><text:span text:style-name="T1">listen(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">
            <draw:custom-shape draw:name="Rectangle" draw:style-name="gr20" draw:text-style-name="P8" draw:layer="layout" svg:width="3.828cm" svg:height="0.911cm" svg:x="2.522cm" svg:y="6.80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accept()" draw:style-name="gr33" draw:text-style-name="P10" draw:layer="layout" svg:width="7.389cm" svg:height="1.118cm" svg:x="0.819cm" svg:y="6.699cm">
              <text:p text:style-name="P9"><text:span text:style-name="T1"><text:s text:c="4"/></text:span><text:span text:style-name="T1">accept(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Line" draw:style-name="gr34" draw:text-style-name="P8" draw:layer="layout" svg:x1="4.436cm" svg:y1="3.702cm" svg:x2="4.44cm" svg:y2="4.128cm">
            <text:p/>
          </draw:line>
          <draw:line draw:name="Line" draw:style-name="gr34" draw:text-style-name="P8" draw:layer="layout" svg:x1="4.436cm" svg:y1="5.039cm" svg:x2="4.44cm" svg:y2="5.465cm">
            <text:p/>
          </draw:line>
          <draw:line draw:name="Line" draw:style-name="gr34" draw:text-style-name="P8" draw:layer="layout" svg:x1="4.436cm" svg:y1="6.377cm" svg:x2="4.44cm" svg:y2="6.803cm">
            <text:p/>
          </draw:line>
        </draw:g>
        <draw:line draw:name="Line" draw:style-name="gr35" draw:text-style-name="P8" draw:layer="layout" svg:x1="4.436cm" svg:y1="9.202cm" svg:x2="4.44cm" svg:y2="10.084cm">
          <text:p/>
        </draw:line>
        <draw:line draw:name="Line" draw:style-name="gr35" draw:text-style-name="P8" draw:layer="layout" svg:x1="17.018cm" svg:y1="4.249cm" svg:x2="17.022cm" svg:y2="5.708cm">
          <text:p/>
        </draw:line>
        <draw:line draw:name="Line" draw:style-name="gr35" draw:text-style-name="P8" draw:layer="layout" svg:x1="4.436cm" svg:y1="10.996cm" svg:x2="4.44cm" svg:y2="11.543cm">
          <text:p/>
        </draw:line>
        <draw:custom-shape draw:name="Line" draw:style-name="gr36" draw:text-style-name="P8" draw:layer="layout" svg:width="0.681cm" svg:height="1.457cm" draw:transform="rotate (-3.14159265358979) translate (2.656cm 12cm)">
          <text:p/>
          <draw:enhanced-geometry draw:mirror-horizontal="true" draw:mirror-vertical="false" drawooo:sub-view-size="21600 21600" draw:text-areas="0 0 ?f2 ?f3" svg:viewBox="0 0 0 0" draw:type="ooxml-non-primitive" draw:enhanced-path="M 17338 0 L 0 0 0 21600 21600 2160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Line" draw:style-name="gr35" draw:text-style-name="P8" draw:layer="layout" svg:x1="4.436cm" svg:y1="12.455cm" svg:x2="4.44cm" svg:y2="13.914cm">
          <text:p/>
        </draw:line>
        <draw:line draw:name="Line" draw:style-name="gr35" draw:text-style-name="P8" draw:layer="layout" svg:x1="17.023cm" svg:y1="12.455cm" svg:x2="17.023cm" svg:y2="13.914cm">
          <text:p/>
        </draw:line>
        <draw:custom-shape draw:name="Line" draw:style-name="gr37" draw:text-style-name="P8" draw:layer="layout" svg:width="0.681cm" svg:height="1.776cm" draw:transform="rotate (-3.14159265358979) translate (19.614cm 12.036cm)">
          <text:p/>
          <draw:enhanced-geometry draw:mirror-horizontal="true" draw:mirror-vertical="false" drawooo:sub-view-size="21600 21600" draw:text-areas="0 0 ?f2 ?f3" svg:viewBox="0 0 0 0" draw:type="ooxml-non-primitive" draw:enhanced-path="M 4067 0 L 21600 0 21600 21600 0 2160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Line" draw:style-name="gr35" draw:text-style-name="P8" draw:layer="layout" svg:x1="17.018cm" svg:y1="11cm" svg:x2="17.018cm" svg:y2="11.586cm">
          <text:p/>
        </draw:line>
        <draw:line draw:name="Line" draw:style-name="gr35" draw:text-style-name="P8" draw:layer="layout" svg:x1="17.018cm" svg:y1="6.62cm" svg:x2="17.018cm" svg:y2="10.085cm">
          <text:p/>
        </draw:line>
        <draw:line draw:name="Line" draw:style-name="gr38" draw:text-style-name="P8" draw:layer="layout" svg:x1="15.104cm" svg:y1="6.164cm" svg:x2="4.539cm" svg:y2="9.146cm">
          <text:p/>
        </draw:line>
        <draw:line draw:name="Line" draw:style-name="gr38" draw:text-style-name="P8" draw:layer="layout" svg:x1="15.029cm" svg:y1="10.472cm" svg:x2="6.43cm" svg:y2="10.575cm">
          <text:p/>
        </draw:line>
        <draw:line draw:name="Line" draw:style-name="gr38" draw:text-style-name="P8" draw:layer="layout" svg:x1="6.467cm" svg:y1="11.963cm" svg:x2="14.991cm" svg:y2="11.963cm">
          <text:p/>
        </draw:line>
        <draw:custom-shape draw:name="Server" draw:style-name="gr39" draw:text-style-name="P12" draw:layer="layout" svg:width="4.574cm" svg:height="1.117cm" svg:x="2.965cm" svg:y="1.6cm">
          <text:p text:style-name="P11"><text:span text:style-name="T2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lient" draw:style-name="gr40" draw:text-style-name="P12" draw:layer="layout" svg:width="4.345cm" svg:height="1.117cm" svg:x="15.479cm" svg:y="1.583cm">
          <text:p text:style-name="P11"><text:span text:style-name="T2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tablish Connection" draw:style-name="gr41" draw:text-style-name="P14" draw:layer="layout" svg:width="4.731cm" svg:height="0.735cm" svg:x="6.588cm" svg:y="5.882cm">
          <text:p text:style-name="P13"><text:span text:style-name="T3">Establish Conn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mmunicate" draw:style-name="gr42" draw:text-style-name="P14" draw:layer="layout" svg:width="3.249cm" svg:height="0.735cm" svg:x="7.912cm" svg:y="10.938cm">
          <text:p text:style-name="P13"><text:span text:style-name="T3">Communica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nd Connection" draw:style-name="gr43" draw:text-style-name="P14" draw:layer="layout" svg:width="3.6cm" svg:height="0.735cm" svg:x="7.459cm" svg:y="14.001cm">
          <text:p text:style-name="P13"><text:span text:style-name="T3">End Conn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urier New" svg:font-family="'Courier New'"/>
    <style:font-face style:name="Helvetica" svg:font-family="Helvetica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16T17:13:38.442784052</meta:creation-date>
    <dc:date>2020-03-17T01:25:02.427035286</dc:date>
    <meta:editing-duration>PT18M34S</meta:editing-duration>
    <meta:editing-cycles>10</meta:editing-cycles>
    <meta:generator>LibreOffice/6.3.5.2$Linux_X86_64 LibreOffice_project/30$Build-2</meta:generator>
    <meta:document-statistic meta:object-count="84"/>
  </office:meta>
</office:document-meta>
</file>